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99820" table:style-name="ce17">
            <text:p>899.820</text:p>
          </table:table-cell>
          <table:table-cell office:value-type="float" office:value="111200" table:style-name="ce18">
            <text:p>111.200</text:p>
          </table:table-cell>
          <table:table-cell office:value-type="float" office:value="343800" table:style-name="ce18">
            <text:p>343.800</text:p>
          </table:table-cell>
          <table:table-cell office:value-type="float" office:value="1354820" table:style-name="ce19">
            <text:p>1.354.820</text:p>
          </table:table-cell>
          <table:table-cell office:value-type="float" office:value="1202553" table:style-name="ce19">
            <text:p>1.202.553</text:p>
          </table:table-cell>
          <table:table-cell office:value-type="percentage" office:value="0.88761090034100476" table:style-name="ce20">
            <text:p>88,8%</text:p>
          </table:table-cell>
          <table:table-cell office:value-type="float" office:value="422339" table:style-name="ce17">
            <text:p>422.339</text:p>
          </table:table-cell>
          <table:table-cell office:value-type="date" office:date-value="2021-03-22T00:00:00" table:style-name="ce21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65285" table:style-name="ce22">
            <text:p>165.285</text:p>
          </table:table-cell>
          <table:table-cell office:value-type="float" office:value="21700" table:style-name="ce23">
            <text:p>21.700</text:p>
          </table:table-cell>
          <table:table-cell office:value-type="float" office:value="54000" table:style-name="ce23">
            <text:p>54.000</text:p>
          </table:table-cell>
          <table:table-cell office:value-type="float" office:value="240985" table:style-name="ce24">
            <text:p>240.985</text:p>
          </table:table-cell>
          <table:table-cell office:value-type="float" office:value="207118" table:style-name="ce24">
            <text:p>207.118</text:p>
          </table:table-cell>
          <table:table-cell office:value-type="percentage" office:value="0.85946428200925373" table:style-name="ce25">
            <text:p>85,9%</text:p>
          </table:table-cell>
          <table:table-cell office:value-type="float" office:value="72085" table:style-name="ce22">
            <text:p>72.085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61195" table:style-name="ce22">
            <text:p>161.195</text:p>
          </table:table-cell>
          <table:table-cell office:value-type="float" office:value="20700" table:style-name="ce23">
            <text:p>20.700</text:p>
          </table:table-cell>
          <table:table-cell office:value-type="float" office:value="41500" table:style-name="ce23">
            <text:p>41.500</text:p>
          </table:table-cell>
          <table:table-cell office:value-type="float" office:value="223395" table:style-name="ce24">
            <text:p>223.395</text:p>
          </table:table-cell>
          <table:table-cell office:value-type="float" office:value="187429" table:style-name="ce24">
            <text:p>187.429</text:p>
          </table:table-cell>
          <table:table-cell office:value-type="percentage" office:value="0.83900266344367602" table:style-name="ce25">
            <text:p>83,9%</text:p>
          </table:table-cell>
          <table:table-cell office:value-type="float" office:value="74197" table:style-name="ce22">
            <text:p>74.197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86940" table:style-name="ce22">
            <text:p>86.940</text:p>
          </table:table-cell>
          <table:table-cell office:value-type="float" office:value="11100" table:style-name="ce23">
            <text:p>11.100</text:p>
          </table:table-cell>
          <table:table-cell office:value-type="float" office:value="47500" table:style-name="ce23">
            <text:p>47.500</text:p>
          </table:table-cell>
          <table:table-cell office:value-type="float" office:value="145540" table:style-name="ce24">
            <text:p>145.540</text:p>
          </table:table-cell>
          <table:table-cell office:value-type="float" office:value="124791" table:style-name="ce24">
            <text:p>124.791</text:p>
          </table:table-cell>
          <table:table-cell office:value-type="percentage" office:value="0.85743438230039848" table:style-name="ce25">
            <text:p>85,7%</text:p>
          </table:table-cell>
          <table:table-cell office:value-type="float" office:value="35918" table:style-name="ce22">
            <text:p>35.918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86000" table:style-name="ce22">
            <text:p>186.000</text:p>
          </table:table-cell>
          <table:table-cell office:value-type="float" office:value="22900" table:style-name="ce23">
            <text:p>22.900</text:p>
          </table:table-cell>
          <table:table-cell office:value-type="float" office:value="88400" table:style-name="ce23">
            <text:p>88.400</text:p>
          </table:table-cell>
          <table:table-cell office:value-type="float" office:value="297300" table:style-name="ce24">
            <text:p>297.300</text:p>
          </table:table-cell>
          <table:table-cell office:value-type="float" office:value="241508" table:style-name="ce24">
            <text:p>241.508</text:p>
          </table:table-cell>
          <table:table-cell office:value-type="percentage" office:value="0.81233770602085431" table:style-name="ce25">
            <text:p>81,2%</text:p>
          </table:table-cell>
          <table:table-cell office:value-type="float" office:value="81868" table:style-name="ce22">
            <text:p>81.868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9125" table:style-name="ce22">
            <text:p>79.125</text:p>
          </table:table-cell>
          <table:table-cell office:value-type="float" office:value="9700" table:style-name="ce23">
            <text:p>9.700</text:p>
          </table:table-cell>
          <table:table-cell office:value-type="float" office:value="23600" table:style-name="ce23">
            <text:p>23.600</text:p>
          </table:table-cell>
          <table:table-cell office:value-type="float" office:value="112425" table:style-name="ce24">
            <text:p>112.425</text:p>
          </table:table-cell>
          <table:table-cell office:value-type="float" office:value="91015" table:style-name="ce24">
            <text:p>91.015</text:p>
          </table:table-cell>
          <table:table-cell office:value-type="percentage" office:value="0.80956193017567268" table:style-name="ce25">
            <text:p>81,0%</text:p>
          </table:table-cell>
          <table:table-cell office:value-type="float" office:value="36503" table:style-name="ce22">
            <text:p>36.503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364755" table:style-name="ce22">
            <text:p>364.755</text:p>
          </table:table-cell>
          <table:table-cell office:value-type="float" office:value="47700" table:style-name="ce23">
            <text:p>47.700</text:p>
          </table:table-cell>
          <table:table-cell office:value-type="float" office:value="97300" table:style-name="ce23">
            <text:p>97.300</text:p>
          </table:table-cell>
          <table:table-cell office:value-type="float" office:value="509755" table:style-name="ce24">
            <text:p>509.755</text:p>
          </table:table-cell>
          <table:table-cell office:value-type="float" office:value="431153" table:style-name="ce24">
            <text:p>431.153</text:p>
          </table:table-cell>
          <table:table-cell office:value-type="percentage" office:value="0.84580435699502698" table:style-name="ce25">
            <text:p>84,6%</text:p>
          </table:table-cell>
          <table:table-cell office:value-type="float" office:value="157258" table:style-name="ce22">
            <text:p>157.258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9715" table:style-name="ce22">
            <text:p>239.715</text:p>
          </table:table-cell>
          <table:table-cell office:value-type="float" office:value="31000" table:style-name="ce23">
            <text:p>31.000</text:p>
          </table:table-cell>
          <table:table-cell office:value-type="float" office:value="83100" table:style-name="ce23">
            <text:p>83.100</text:p>
          </table:table-cell>
          <table:table-cell office:value-type="float" office:value="353815" table:style-name="ce24">
            <text:p>353.815</text:p>
          </table:table-cell>
          <table:table-cell office:value-type="float" office:value="271647" table:style-name="ce24">
            <text:p>271.647</text:p>
          </table:table-cell>
          <table:table-cell office:value-type="percentage" office:value="0.76776564023571636" table:style-name="ce25">
            <text:p>76,8%</text:p>
          </table:table-cell>
          <table:table-cell office:value-type="float" office:value="94751" table:style-name="ce22">
            <text:p>94.751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19620" table:style-name="ce22">
            <text:p>819.620</text:p>
          </table:table-cell>
          <table:table-cell office:value-type="float" office:value="105400" table:style-name="ce23">
            <text:p>105.400</text:p>
          </table:table-cell>
          <table:table-cell office:value-type="float" office:value="316100" table:style-name="ce23">
            <text:p>316.100</text:p>
          </table:table-cell>
          <table:table-cell office:value-type="float" office:value="1241120" table:style-name="ce24">
            <text:p>1.241.120</text:p>
          </table:table-cell>
          <table:table-cell office:value-type="float" office:value="1011890" table:style-name="ce24">
            <text:p>1.011.890</text:p>
          </table:table-cell>
          <table:table-cell office:value-type="percentage" office:value="0.8153039190408663" table:style-name="ce25">
            <text:p>81,5%</text:p>
          </table:table-cell>
          <table:table-cell office:value-type="float" office:value="346521" table:style-name="ce22">
            <text:p>346.521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50640" table:style-name="ce22">
            <text:p>450.640</text:p>
          </table:table-cell>
          <table:table-cell office:value-type="float" office:value="57800" table:style-name="ce23">
            <text:p>57.800</text:p>
          </table:table-cell>
          <table:table-cell office:value-type="float" office:value="205400" table:style-name="ce23">
            <text:p>205.400</text:p>
          </table:table-cell>
          <table:table-cell office:value-type="float" office:value="713840" table:style-name="ce24">
            <text:p>713.840</text:p>
          </table:table-cell>
          <table:table-cell office:value-type="float" office:value="569061" table:style-name="ce24">
            <text:p>569.061</text:p>
          </table:table-cell>
          <table:table-cell office:value-type="percentage" office:value="0.79718284209346635" table:style-name="ce25">
            <text:p>79,7%</text:p>
          </table:table-cell>
          <table:table-cell office:value-type="float" office:value="201548" table:style-name="ce22">
            <text:p>201.548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43405" table:style-name="ce22">
            <text:p>143.405</text:p>
          </table:table-cell>
          <table:table-cell office:value-type="float" office:value="17800" table:style-name="ce23">
            <text:p>17.800</text:p>
          </table:table-cell>
          <table:table-cell office:value-type="float" office:value="43200" table:style-name="ce23">
            <text:p>43.200</text:p>
          </table:table-cell>
          <table:table-cell office:value-type="float" office:value="204405" table:style-name="ce24">
            <text:p>204.405</text:p>
          </table:table-cell>
          <table:table-cell office:value-type="float" office:value="171479" table:style-name="ce24">
            <text:p>171.479</text:p>
          </table:table-cell>
          <table:table-cell office:value-type="percentage" office:value="0.83891783469093217" table:style-name="ce25">
            <text:p>83,9%</text:p>
          </table:table-cell>
          <table:table-cell office:value-type="float" office:value="65591" table:style-name="ce22">
            <text:p>65.591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3675" table:style-name="ce22">
            <text:p>313.675</text:p>
          </table:table-cell>
          <table:table-cell office:value-type="float" office:value="41400" table:style-name="ce23">
            <text:p>41.400</text:p>
          </table:table-cell>
          <table:table-cell office:value-type="float" office:value="109800" table:style-name="ce23">
            <text:p>109.800</text:p>
          </table:table-cell>
          <table:table-cell office:value-type="float" office:value="464875" table:style-name="ce24">
            <text:p>464.875</text:p>
          </table:table-cell>
          <table:table-cell office:value-type="float" office:value="392134" table:style-name="ce24">
            <text:p>392.134</text:p>
          </table:table-cell>
          <table:table-cell office:value-type="percentage" office:value="0.84352567894595321" table:style-name="ce25">
            <text:p>84,4%</text:p>
          </table:table-cell>
          <table:table-cell office:value-type="float" office:value="123545" table:style-name="ce22">
            <text:p>123.545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41015" table:style-name="ce22">
            <text:p>41.015</text:p>
          </table:table-cell>
          <table:table-cell office:value-type="float" office:value="4800" table:style-name="ce23">
            <text:p>4.800</text:p>
          </table:table-cell>
          <table:table-cell office:value-type="float" office:value="12900" table:style-name="ce23">
            <text:p>12.900</text:p>
          </table:table-cell>
          <table:table-cell office:value-type="float" office:value="58715" table:style-name="ce24">
            <text:p>58.715</text:p>
          </table:table-cell>
          <table:table-cell office:value-type="float" office:value="50952" table:style-name="ce24">
            <text:p>50.952</text:p>
          </table:table-cell>
          <table:table-cell office:value-type="percentage" office:value="0.86778506344205053" table:style-name="ce25">
            <text:p>86,8%</text:p>
          </table:table-cell>
          <table:table-cell office:value-type="float" office:value="17549" table:style-name="ce22">
            <text:p>17.549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667995" table:style-name="ce22">
            <text:p>667.995</text:p>
          </table:table-cell>
          <table:table-cell office:value-type="float" office:value="85200" table:style-name="ce23">
            <text:p>85.200</text:p>
          </table:table-cell>
          <table:table-cell office:value-type="float" office:value="275500" table:style-name="ce23">
            <text:p>275.500</text:p>
          </table:table-cell>
          <table:table-cell office:value-type="float" office:value="1028695" table:style-name="ce24">
            <text:p>1.028.695</text:p>
          </table:table-cell>
          <table:table-cell office:value-type="float" office:value="861028" table:style-name="ce24">
            <text:p>861.028</text:p>
          </table:table-cell>
          <table:table-cell office:value-type="percentage" office:value="0.83700999810439436" table:style-name="ce25">
            <text:p>83,7%</text:p>
          </table:table-cell>
          <table:table-cell office:value-type="float" office:value="249222" table:style-name="ce22">
            <text:p>249.222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2185" table:style-name="ce22">
            <text:p>162.185</text:p>
          </table:table-cell>
          <table:table-cell office:value-type="float" office:value="19800" table:style-name="ce23">
            <text:p>19.800</text:p>
          </table:table-cell>
          <table:table-cell office:value-type="float" office:value="61300" table:style-name="ce23">
            <text:p>61.300</text:p>
          </table:table-cell>
          <table:table-cell office:value-type="float" office:value="243285" table:style-name="ce24">
            <text:p>243.285</text:p>
          </table:table-cell>
          <table:table-cell office:value-type="float" office:value="199568" table:style-name="ce24">
            <text:p>199.568</text:p>
          </table:table-cell>
          <table:table-cell office:value-type="percentage" office:value="0.82030540312801858" table:style-name="ce25">
            <text:p>82,0%</text:p>
          </table:table-cell>
          <table:table-cell office:value-type="float" office:value="66141" table:style-name="ce22">
            <text:p>66.141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6785" table:style-name="ce22">
            <text:p>76.785</text:p>
          </table:table-cell>
          <table:table-cell office:value-type="float" office:value="9700" table:style-name="ce23">
            <text:p>9.700</text:p>
          </table:table-cell>
          <table:table-cell office:value-type="float" office:value="26800" table:style-name="ce23">
            <text:p>26.800</text:p>
          </table:table-cell>
          <table:table-cell office:value-type="float" office:value="113285" table:style-name="ce24">
            <text:p>113.285</text:p>
          </table:table-cell>
          <table:table-cell office:value-type="float" office:value="100046" table:style-name="ce24">
            <text:p>100.046</text:p>
          </table:table-cell>
          <table:table-cell office:value-type="percentage" office:value="0.88313545482632294" table:style-name="ce25">
            <text:p>88,3%</text:p>
          </table:table-cell>
          <table:table-cell office:value-type="float" office:value="31120" table:style-name="ce22">
            <text:p>31.120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38500" table:style-name="ce22">
            <text:p>238.500</text:p>
          </table:table-cell>
          <table:table-cell office:value-type="float" office:value="30800" table:style-name="ce23">
            <text:p>30.800</text:p>
          </table:table-cell>
          <table:table-cell office:value-type="float" office:value="90200" table:style-name="ce23">
            <text:p>90.200</text:p>
          </table:table-cell>
          <table:table-cell office:value-type="float" office:value="359500" table:style-name="ce24">
            <text:p>359.500</text:p>
          </table:table-cell>
          <table:table-cell office:value-type="float" office:value="277455" table:style-name="ce24">
            <text:p>277.455</text:p>
          </table:table-cell>
          <table:table-cell office:value-type="percentage" office:value="0.77178025034770514" table:style-name="ce25">
            <text:p>77,2%</text:p>
          </table:table-cell>
          <table:table-cell office:value-type="float" office:value="75513" table:style-name="ce22">
            <text:p>75.513</text:p>
          </table:table-cell>
          <table:table-cell office:value-type="date" office:date-value="2021-03-22T00:00:00" table:style-name="ce26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900" table:style-name="ce23">
            <text:p>900</text:p>
          </table:table-cell>
          <table:table-cell office:value-type="float" office:value="3500" table:style-name="ce23">
            <text:p>3.500</text:p>
          </table:table-cell>
          <table:table-cell office:value-type="float" office:value="9890" table:style-name="ce24">
            <text:p>9.890</text:p>
          </table:table-cell>
          <table:table-cell office:value-type="float" office:value="9432" table:style-name="ce24">
            <text:p>9.432</text:p>
          </table:table-cell>
          <table:table-cell office:value-type="percentage" office:value="0.95369059656218402" table:style-name="ce25">
            <text:p>95,4%</text:p>
          </table:table-cell>
          <table:table-cell office:value-type="float" office:value="2542" table:style-name="ce22">
            <text:p>2.542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800" table:style-name="ce23">
            <text:p>800</text:p>
          </table:table-cell>
          <table:table-cell office:value-type="float" office:value="3500" table:style-name="ce23">
            <text:p>3.500</text:p>
          </table:table-cell>
          <table:table-cell office:value-type="float" office:value="8620" table:style-name="ce24">
            <text:p>8.620</text:p>
          </table:table-cell>
          <table:table-cell office:value-type="float" office:value="8937" table:style-name="ce24">
            <text:p>8.937</text:p>
          </table:table-cell>
          <table:table-cell office:value-type="percentage" office:value="1.0367749419953596" table:style-name="ce25">
            <text:p>103,7%</text:p>
          </table:table-cell>
          <table:table-cell office:value-type="float" office:value="2387" table:style-name="ce22">
            <text:p>2.387</text:p>
          </table:table-cell>
          <table:table-cell office:value-type="date" office:date-value="2021-03-22T00:00:00" table:style-name="ce27">
            <text:p>22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5106465" table:style-name="ce28">
            <text:p>5.106.465</text:p>
          </table:table-cell>
          <table:table-cell office:value-type="float" office:value="650400" table:style-name="ce29">
            <text:p>650.400</text:p>
          </table:table-cell>
          <table:table-cell office:value-type="float" office:value="1927400" table:style-name="ce30">
            <text:p>1.927.400</text:p>
          </table:table-cell>
          <table:table-cell office:value-type="float" office:value="7684265" table:style-name="ce31">
            <text:p>7.684.265</text:p>
          </table:table-cell>
          <table:table-cell office:value-type="float" office:value="6409196" table:style-name="ce31">
            <text:p>6.409.196</text:p>
          </table:table-cell>
          <table:table-cell office:value-type="percentage" office:value="0.83406753931573152" table:style-name="ce32">
            <text:p>83,4%</text:p>
          </table:table-cell>
          <table:table-cell office:value-type="float" office:value="2156598" table:style-name="ce31">
            <text:p>2.156.598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9936" table:style-name="ce7">
            <text:p>39.936</text:p>
          </table:table-cell>
          <table:table-cell office:value-type="float" office:value="37756" table:style-name="ce7">
            <text:p>37.756</text:p>
          </table:table-cell>
          <table:table-cell office:value-type="percentage" office:value="0.95882451801877511" table:style-name="ce8">
            <text:p>95,9%</text:p>
          </table:table-cell>
          <table:table-cell office:value-type="percentage" office:value="0.90648483829920046" table:style-name="ce8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627" table:style-name="ce10">
            <text:p>17.627</text:p>
          </table:table-cell>
          <table:table-cell office:value-type="float" office:value="16555" table:style-name="ce10">
            <text:p>16.555</text:p>
          </table:table-cell>
          <table:table-cell office:value-type="percentage" office:value="0.98883653090990686" table:style-name="ce11">
            <text:p>98,9%</text:p>
          </table:table-cell>
          <table:table-cell office:value-type="percentage" office:value="0.92869965219342532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11" table:style-name="ce10">
            <text:p>11.411</text:p>
          </table:table-cell>
          <table:table-cell office:value-type="float" office:value="10953" table:style-name="ce10">
            <text:p>10.953</text:p>
          </table:table-cell>
          <table:table-cell office:value-type="percentage" office:value="0.95505523937060599" table:style-name="ce11">
            <text:p>95,5%</text:p>
          </table:table-cell>
          <table:table-cell office:value-type="percentage" office:value="0.91672246401071311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033" table:style-name="ce10">
            <text:p>5.033</text:p>
          </table:table-cell>
          <table:table-cell office:value-type="float" office:value="4684" table:style-name="ce10">
            <text:p>4.684</text:p>
          </table:table-cell>
          <table:table-cell office:value-type="percentage" office:value="0.91575691411935956" table:style-name="ce11">
            <text:p>91,6%</text:p>
          </table:table-cell>
          <table:table-cell office:value-type="percentage" office:value="0.8522561863173217" table:style-name="ce11">
            <text:p>85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230" table:style-name="ce9">
            <text:p>10.230</text:p>
          </table:table-cell>
          <table:table-cell office:value-type="float" office:value="10230" table:style-name="ce10">
            <text:p>10.230</text:p>
          </table:table-cell>
          <table:table-cell office:value-type="float" office:value="8551" table:style-name="ce10">
            <text:p>8.55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3587487781036163" table:style-name="ce11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664" table:style-name="ce10">
            <text:p>6.664</text:p>
          </table:table-cell>
          <table:table-cell office:value-type="float" office:value="5997" table:style-name="ce10">
            <text:p>5.997</text:p>
          </table:table-cell>
          <table:table-cell office:value-type="percentage" office:value="0.96314496314496312" table:style-name="ce11">
            <text:p>96,3%</text:p>
          </table:table-cell>
          <table:table-cell office:value-type="percentage" office:value="0.86674374909669027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5089" table:style-name="ce10">
            <text:p>45.089</text:p>
          </table:table-cell>
          <table:table-cell office:value-type="float" office:value="42471" table:style-name="ce10">
            <text:p>42.471</text:p>
          </table:table-cell>
          <table:table-cell office:value-type="percentage" office:value="0.93652508048603178" table:style-name="ce11">
            <text:p>93,7%</text:p>
          </table:table-cell>
          <table:table-cell office:value-type="percentage" office:value="0.88214767888669643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0322" table:style-name="ce9">
            <text:p>70.322</text:p>
          </table:table-cell>
          <table:table-cell office:value-type="float" office:value="69646" table:style-name="ce10">
            <text:p>69.646</text:p>
          </table:table-cell>
          <table:table-cell office:value-type="float" office:value="56688" table:style-name="ce10">
            <text:p>56.688</text:p>
          </table:table-cell>
          <table:table-cell office:value-type="percentage" office:value="0.9903870765905407" table:style-name="ce11">
            <text:p>99,0%</text:p>
          </table:table-cell>
          <table:table-cell office:value-type="percentage" office:value="0.80612041750803443" table:style-name="ce11">
            <text:p>8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409" table:style-name="ce10">
            <text:p>28.409</text:p>
          </table:table-cell>
          <table:table-cell office:value-type="float" office:value="24739" table:style-name="ce10">
            <text:p>24.739</text:p>
          </table:table-cell>
          <table:table-cell office:value-type="percentage" office:value="0.99332167832167828" table:style-name="ce11">
            <text:p>99,3%</text:p>
          </table:table-cell>
          <table:table-cell office:value-type="percentage" office:value="0.86499999999999999" table:style-name="ce11">
            <text:p>86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43" table:style-name="ce10">
            <text:p>14.343</text:p>
          </table:table-cell>
          <table:table-cell office:value-type="float" office:value="13337" table:style-name="ce10">
            <text:p>13.337</text:p>
          </table:table-cell>
          <table:table-cell office:value-type="percentage" office:value="0.94200709313017206" table:style-name="ce11">
            <text:p>94,2%</text:p>
          </table:table-cell>
          <table:table-cell office:value-type="percentage" office:value="0.87593589911992642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220" table:style-name="ce10">
            <text:p>22.220</text:p>
          </table:table-cell>
          <table:table-cell office:value-type="float" office:value="20555" table:style-name="ce10">
            <text:p>20.555</text:p>
          </table:table-cell>
          <table:table-cell office:value-type="percentage" office:value="0.9821428571428571" table:style-name="ce11">
            <text:p>98,2%</text:p>
          </table:table-cell>
          <table:table-cell office:value-type="percentage" office:value="0.90854844413012725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75" table:style-name="ce10">
            <text:p>3.275</text:p>
          </table:table-cell>
          <table:table-cell office:value-type="float" office:value="3127" table:style-name="ce10">
            <text:p>3.127</text:p>
          </table:table-cell>
          <table:table-cell office:value-type="percentage" office:value="0.99634925463948887" table:style-name="ce11">
            <text:p>99,6%</text:p>
          </table:table-cell>
          <table:table-cell office:value-type="percentage" office:value="0.95132339519318532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6956" table:style-name="ce9">
            <text:p>46.956</text:p>
          </table:table-cell>
          <table:table-cell office:value-type="float" office:value="46533" table:style-name="ce10">
            <text:p>46.533</text:p>
          </table:table-cell>
          <table:table-cell office:value-type="float" office:value="41353" table:style-name="ce10">
            <text:p>41.353</text:p>
          </table:table-cell>
          <table:table-cell office:value-type="percentage" office:value="0.99099156657296195" table:style-name="ce11">
            <text:p>99,1%</text:p>
          </table:table-cell>
          <table:table-cell office:value-type="percentage" office:value="0.88067552602436328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076" table:style-name="ce10">
            <text:p>11.076</text:p>
          </table:table-cell>
          <table:table-cell office:value-type="float" office:value="9859" table:style-name="ce10">
            <text:p>9.859</text:p>
          </table:table-cell>
          <table:table-cell office:value-type="percentage" office:value="0.9319310054690787" table:style-name="ce11">
            <text:p>93,2%</text:p>
          </table:table-cell>
          <table:table-cell office:value-type="percentage" office:value="0.82953302482120317" table:style-name="ce11">
            <text:p>8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23" table:style-name="ce10">
            <text:p>7.923</text:p>
          </table:table-cell>
          <table:table-cell office:value-type="float" office:value="7596" table:style-name="ce10">
            <text:p>7.596</text:p>
          </table:table-cell>
          <table:table-cell office:value-type="percentage" office:value="0.94965839626033799" table:style-name="ce11">
            <text:p>95,0%</text:p>
          </table:table-cell>
          <table:table-cell office:value-type="percentage" office:value="0.91046386192017259" table:style-name="ce11">
            <text:p>91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4" table:style-name="ce10">
            <text:p>304</text:p>
          </table:table-cell>
          <table:table-cell office:value-type="float" office:value="263" table:style-name="ce10">
            <text:p>263</text:p>
          </table:table-cell>
          <table:table-cell office:value-type="percentage" office:value="0.96507936507936509" table:style-name="ce11">
            <text:p>96,5%</text:p>
          </table:table-cell>
          <table:table-cell office:value-type="percentage" office:value="0.83492063492063495" table:style-name="ce11">
            <text:p>83,5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3942" table:formula="of:=SUM([.B2:.B20])" table:style-name="ce12">
            <text:p>393.942</text:p>
          </table:table-cell>
          <table:table-cell office:value-type="float" office:value="383575" table:formula="of:=SUM([.C2:.C20])" table:style-name="ce12">
            <text:p>383.575</text:p>
          </table:table-cell>
          <table:table-cell office:value-type="float" office:value="343781" table:formula="of:=SUM([.D2:.D20])" table:style-name="ce12">
            <text:p>343.781</text:p>
          </table:table-cell>
          <table:table-cell office:value-type="percentage" office:value="0.97368394332160568" table:formula="of:=[.C21]/[.B21]" table:style-name="ce13">
            <text:p>97,4%</text:p>
          </table:table-cell>
          <table:table-cell office:value-type="percentage" office:value="0.87266907311228559" table:formula="of:=[.D21]/[.B21]" table:style-name="ce13">
            <text:p>87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23T16:03:17Z</dc:date>
  </office:meta>
</office:document-meta>
</file>